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>
      <style:text-properties fo:font-weight="normal" style:font-weight-asian="normal" style:font-weight-complex="normal"/>
    </style:style>
    <style:style style:name="P10" style:family="paragraph" style:parent-style-name="Standard">
      <style:text-properties fo:font-weight="normal" style:font-weight-asian="normal" style:font-weight-complex="normal"/>
    </style:style>
    <style:style style:name="P11" style:family="paragraph" style:parent-style-name="Heading_20_3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JavaScript Object Example</text:h>
      <text:p text:style-name="Standard"/>
      <text:p text:style-name="Standard">// Defining an object</text:p>
      <text:p text:style-name="Standard">const user = {</text:p>
      <text:p text:style-name="Standard"><text:s text:c="2"/>name: 'John Doe',</text:p>
      <text:p text:style-name="Standard"><text:s text:c="2"/>age: 30,</text:p>
      <text:p text:style-name="Standard"><text:s text:c="2"/>email: 'john.doe@example.com',</text:p>
      <text:p text:style-name="Standard"><text:s text:c="2"/>address: {</text:p>
      <text:p text:style-name="Standard"><text:s text:c="4"/>street: '123 Main St',</text:p>
      <text:p text:style-name="Standard"><text:s text:c="4"/>city: 'Anytown',</text:p>
      <text:p text:style-name="Standard"><text:s text:c="4"/>state: 'CA'</text:p>
      <text:p text:style-name="Standard"><text:s text:c="2"/>},</text:p>
      <text:p text:style-name="Standard"><text:s text:c="2"/>hobbies: ['reading', 'traveling', 'swimming']</text:p>
      <text:p text:style-name="Standard">};</text:p>
      <text:p text:style-name="Standard"/>
      <text:p text:style-name="Standard">// Accessing object properties</text:p>
      <text:p text:style-name="Standard">console.log(user.name); // Output: John Doe</text:p>
      <text:p text:style-name="Standard">console.log(user.address.city); // Output: Anytown</text:p>
      <text:p text:style-name="Standard">console.log(user.hobbies[1]); // Output: traveling</text:p>
      <text:p text:style-name="Standard"/>
      <text:p text:style-name="Standard">// Updating object properties</text:p>
      <text:p text:style-name="Standard">user.age = 31;</text:p>
      <text:p text:style-name="Standard">user.email = 'john.new@example.com';</text:p>
      <text:p text:style-name="Standard"/>
      <text:p text:style-name="Standard">// Adding new properties</text:p>
      <text:p text:style-name="Standard">user.phone = '123-456-7890';</text:p>
      <text:p text:style-name="Standard"/>
      <text:h text:style-name="Heading_20_3" text:outline-level="3">Using Objects in React Native</text:h>
      <text:p text:style-name="Standard">import React from 'react';</text:p>
      <text:p text:style-name="Standard">import { View, Text, StyleSheet } from 'react-native';</text:p>
      <text:p text:style-name="Standard"/>
      <text:p text:style-name="Standard">const UserProfile = () =&gt; {</text:p>
      <text:p text:style-name="Standard"><text:s text:c="2"/>// Object representing user data</text:p>
      <text:p text:style-name="Standard"><text:s text:c="2"/>const user = {</text:p>
      <text:p text:style-name="Standard"><text:s text:c="4"/>name: 'Jane Doe',</text:p>
      <text:p text:style-name="Standard"><text:s text:c="4"/>age: 28,</text:p>
      <text:p text:style-name="Standard"><text:s text:c="4"/>email: 'jane.doe@example.com',</text:p>
      <text:p text:style-name="Standard"><text:s text:c="4"/>address: {</text:p>
      <text:p text:style-name="Standard"><text:s text:c="6"/>street: '456 Oak St',</text:p>
      <text:p text:style-name="Standard"><text:s text:c="6"/>city: 'Somewhere',</text:p>
      <text:p text:style-name="Standard"><text:s text:c="6"/>state: 'TX'</text:p>
      <text:p text:style-name="Standard"><text:s text:c="4"/>}</text:p>
      <text:p text:style-name="Standard"><text:s text:c="2"/>};</text:p>
      <text:p text:style-name="Standard"/>
      <text:p text:style-name="Standard"><text:s text:c="2"/>return (</text:p>
      <text:p text:style-name="Standard"><text:s text:c="4"/>&lt;View style={styles.container}&gt;</text:p>
      <text:p text:style-name="Standard"><text:soft-page-break/><text:s text:c="6"/>&lt;Text style={styles.name}&gt;{user.name}&lt;/Text&gt;</text:p>
      <text:p text:style-name="Standard"><text:s text:c="6"/>&lt;Text style={styles.info}&gt;Age: {user.age}&lt;/Text&gt;</text:p>
      <text:p text:style-name="Standard"><text:s text:c="6"/>&lt;Text style={styles.info}&gt;Email: {user.email}&lt;/Text&gt;</text:p>
      <text:p text:style-name="Standard"><text:s text:c="6"/>&lt;Text style={styles.info}&gt;</text:p>
      <text:p text:style-name="Standard"><text:s text:c="8"/>Address: {user.address.street}, {user.address.city}, {user.address.state}</text:p>
      <text:p text:style-name="Standard"><text:s text:c="6"/>&lt;/Text&gt;</text:p>
      <text:p text:style-name="Standard"><text:s text:c="4"/>&lt;/View&gt;</text:p>
      <text:p text:style-name="Standard"><text:s text:c="2"/>);</text:p>
      <text:p text:style-name="Standard">};</text:p>
      <text:p text:style-name="Standard"/>
      <text:p text:style-name="Standard">const styles = StyleSheet.create({</text:p>
      <text:p text:style-name="Standard"><text:s text:c="2"/>container: {</text:p>
      <text:p text:style-name="Standard"><text:s text:c="4"/>padding: 20,</text:p>
      <text:p text:style-name="Standard"><text:s text:c="2"/>},</text:p>
      <text:p text:style-name="Standard"><text:s text:c="2"/>name: {</text:p>
      <text:p text:style-name="Standard"><text:s text:c="4"/>fontSize: 24,</text:p>
      <text:p text:style-name="Standard"><text:s text:c="4"/>fontWeight: 'bold',</text:p>
      <text:p text:style-name="Standard"><text:s text:c="2"/>},</text:p>
      <text:p text:style-name="Standard"><text:s text:c="2"/>info: {</text:p>
      <text:p text:style-name="Standard"><text:s text:c="4"/>fontSize: 18,</text:p>
      <text:p text:style-name="Standard"><text:s text:c="4"/>marginTop: 5,</text:p>
      <text:p text:style-name="Standard"><text:s text:c="2"/>}</text:p>
      <text:p text:style-name="Standard">});</text:p>
      <text:p text:style-name="Standard"/>
      <text:p text:style-name="Standard">export default UserProfile;</text:p>
      <text:p text:style-name="Standard"/>
      <text:p text:style-name="Standard"/>
      <text:p text:style-name="Standard"/>
      <text:h text:style-name="Heading_20_3" text:outline-level="3">Details on Object Manipulation</text:h>
      <text:list xml:id="list8489058714894611147" text:style-name="L1">
        <text:list-item>
          <text:p text:style-name="P1"/>
        </text:list-item>
      </text:list>
      <text:list xml:id="list2163483976922028526" text:style-name="L2">
        <text:list-item>
          <text:p text:style-name="P2"><text:span text:style-name="Strong_20_Emphasis">Accessing Properties</text:span>: You can access properties using dot notation (<text:span text:style-name="Source_20_Text">object.property</text:span>) or bracket notation (<text:span text:style-name="Source_20_Text">object['property']</text:span>). Bracket notation is useful for properties with special characters or when the property name is stored in a variable.</text:p>
        </text:list-item>
      </text:list>
      <text:list xml:id="list4386490438091044417" text:style-name="L3">
        <text:list-item>
          <text:p text:style-name="P3"><text:span text:style-name="Strong_20_Emphasis">Adding/Updating Properties</text:span>: Simply assign a value to a property using the <text:span text:style-name="Source_20_Text">=</text:span> operator. If the property doesn't exist, it will be added; if it does, it will be updated.</text:p>
        </text:list-item>
      </text:list>
      <text:list xml:id="list715472553636945734" text:style-name="L4">
        <text:list-item>
          <text:p text:style-name="P4"><text:span text:style-name="Strong_20_Emphasis">Deleting Properties</text:span>: Use the <text:span text:style-name="Source_20_Text">delete</text:span> keyword to remove a property from an object.</text:p>
        </text:list-item>
      </text:list>
      <text:list xml:id="list7136796725030790880" text:style-name="L5">
        <text:list-item>
          <text:p text:style-name="P5"><text:span text:style-name="Strong_20_Emphasis">Iterating Over Properties</text:span>: Use <text:span text:style-name="Source_20_Text">for...in</text:span> loops to iterate over the properties of an object. Alternatively, you can use methods like <text:span text:style-name="Source_20_Text">Object.keys()</text:span>, <text:span text:style-name="Source_20_Text">Object.values()</text:span>, or <text:span text:style-name="Source_20_Text">Object.entries()</text:span> for more specific operations.</text:p>
        </text:list-item>
      </text:list>
      <text:list xml:id="list5744654760105825644" text:style-name="L6">
        <text:list-item>
          <text:p text:style-name="P6"><text:span text:style-name="Strong_20_Emphasis">Object Destructuring</text:span>: You can extract properties from objects and assign them to variables using destructuring syntax.</text:p>
        </text:list-item>
      </text:list>
      <text:p text:style-name="Standard">const { name, age } = user;</text:p>
      <text:p text:style-name="Standard">console.log(name); // Output: Jane Doe</text:p>
      <text:p text:style-name="Standard">console.log(age); <text:s/>// Output: 28</text:p>
      <text:list xml:id="list8206254415784234754" text:style-name="L7">
        <text:list-item>
          <text:p text:style-name="P7"><text:soft-page-break/><text:span text:style-name="Strong_20_Emphasis">Nested Objects</text:span>: Objects can contain other objects. To access nested properties, chain the property names.</text:p>
        </text:list-item>
      </text:list>
      <text:list xml:id="list1000070055918764718" text:style-name="L8">
        <text:list-item>
          <text:p text:style-name="P8"><text:span text:style-name="Strong_20_Emphasis">Spread Operator</text:span>: The spread operator (<text:span text:style-name="Source_20_Text">...</text:span>) can be used to copy objects or merge objects. It's particularly useful for immutably updating objects.</text:p>
        </text:list-item>
      </text:list>
      <text:p text:style-name="Standard">const updatedUser = { ...user, age: 29 };</text:p>
      <text:p text:style-name="Standard"/>
      <text:p text:style-name="Standard"/>
      <text:h text:style-name="Heading_20_3" text:outline-level="3"><text:s/><text:span text:style-name="Strong_20_Emphasis">Nested Objects and Accessing Deep Properties</text:span></text:h>
      <text:p text:style-name="Text_20_body"><text:span text:style-name="Strong_20_Emphasis"><text:span text:style-name="T2">Nested objects are objects within objects. You can access their properties using dot notation.</text:span></text:span></text:p>
      <text:p text:style-name="Text_20_body"><text:span text:style-name="Strong_20_Emphasis"><text:span text:style-name="T2"/></text:span></text:p>
      <text:p text:style-name="Text_20_body"><text:span text:style-name="Strong_20_Emphasis"><text:span text:style-name="T2">const company = {</text:span></text:span></text:p>
      <text:p text:style-name="Text_20_body"><text:span text:style-name="Strong_20_Emphasis"><text:span text:style-name="T2"><text:s text:c="2"/>name: 'Tech Corp',</text:span></text:span></text:p>
      <text:p text:style-name="Text_20_body"><text:span text:style-name="Strong_20_Emphasis"><text:span text:style-name="T2"><text:s text:c="2"/>employees: [</text:span></text:span></text:p>
      <text:p text:style-name="Text_20_body"><text:span text:style-name="Strong_20_Emphasis"><text:span text:style-name="T2"><text:s text:c="4"/>{</text:span></text:span></text:p>
      <text:p text:style-name="Text_20_body"><text:span text:style-name="Strong_20_Emphasis"><text:span text:style-name="T2"><text:s text:c="6"/>name: 'Alice',</text:span></text:span></text:p>
      <text:p text:style-name="Text_20_body"><text:span text:style-name="Strong_20_Emphasis"><text:span text:style-name="T2"><text:s text:c="6"/>position: 'Developer',</text:span></text:span></text:p>
      <text:p text:style-name="Text_20_body"><text:span text:style-name="Strong_20_Emphasis"><text:span text:style-name="T2"><text:s text:c="6"/>skills: ['JavaScript', 'React', 'Node.js']</text:span></text:span></text:p>
      <text:p text:style-name="Text_20_body"><text:span text:style-name="Strong_20_Emphasis"><text:span text:style-name="T2"><text:s text:c="4"/>},</text:span></text:span></text:p>
      <text:p text:style-name="Text_20_body"><text:span text:style-name="Strong_20_Emphasis"><text:span text:style-name="T2"><text:s text:c="4"/>{</text:span></text:span></text:p>
      <text:p text:style-name="Text_20_body"><text:span text:style-name="Strong_20_Emphasis"><text:span text:style-name="T2"><text:s text:c="6"/>name: 'Bob',</text:span></text:span></text:p>
      <text:p text:style-name="Text_20_body"><text:span text:style-name="Strong_20_Emphasis"><text:span text:style-name="T2"><text:s text:c="6"/>position: 'Designer',</text:span></text:span></text:p>
      <text:p text:style-name="Text_20_body"><text:span text:style-name="Strong_20_Emphasis"><text:span text:style-name="T2"><text:s text:c="6"/>skills: ['Photoshop', 'Illustrator', 'Figma']</text:span></text:span></text:p>
      <text:p text:style-name="Text_20_body"><text:span text:style-name="Strong_20_Emphasis"><text:span text:style-name="T2"><text:s text:c="4"/>}</text:span></text:span></text:p>
      <text:p text:style-name="Text_20_body"><text:span text:style-name="Strong_20_Emphasis"><text:span text:style-name="T2"><text:s text:c="2"/>],</text:span></text:span></text:p>
      <text:p text:style-name="Text_20_body"><text:span text:style-name="Strong_20_Emphasis"><text:span text:style-name="T2"><text:s text:c="2"/>location: {</text:span></text:span></text:p>
      <text:p text:style-name="Text_20_body"><text:span text:style-name="Strong_20_Emphasis"><text:span text:style-name="T2"><text:s text:c="4"/>city: 'San Francisco',</text:span></text:span></text:p>
      <text:p text:style-name="Text_20_body"><text:span text:style-name="Strong_20_Emphasis"><text:span text:style-name="T2"><text:s text:c="4"/>state: 'CA'</text:span></text:span></text:p>
      <text:p text:style-name="Text_20_body"><text:span text:style-name="Strong_20_Emphasis"><text:span text:style-name="T2"><text:s text:c="2"/>}</text:span></text:span></text:p>
      <text:p text:style-name="Text_20_body"><text:span text:style-name="Strong_20_Emphasis"><text:span text:style-name="T2">};</text:span></text:span></text:p>
      <text:p text:style-name="Text_20_body"><text:span text:style-name="Strong_20_Emphasis"><text:span text:style-name="T2"/></text:span></text:p>
      <text:p text:style-name="Text_20_body"><text:span text:style-name="Strong_20_Emphasis"><text:span text:style-name="T2">console.log(company.name); // Output: Tech Corp</text:span></text:span></text:p>
      <text:p text:style-name="Text_20_body"><text:span text:style-name="Strong_20_Emphasis"><text:span text:style-name="T2">console.log(company.employees[0].name); // Output: Alice</text:span></text:span></text:p>
      <text:p text:style-name="Text_20_body"><text:span text:style-name="Strong_20_Emphasis"><text:span text:style-name="T2">console.log(company.employees[1].skills[1]); // Output: Illustrator</text:span></text:span></text:p>
      <text:p text:style-name="P10"/>
      <text:p text:style-name="P10"/>
      <text:p text:style-name="P10"><text:soft-page-break/><text:span text:style-name="T1">Object Destructuring with Default Values</text:span> </text:p>
      <text:p text:style-name="P10"/>
      <text:p text:style-name="P10">const product = {</text:p>
      <text:p text:style-name="P10"><text:s text:c="2"/>id: 101,</text:p>
      <text:p text:style-name="P10"><text:s text:c="2"/>name: 'Smartphone',</text:p>
      <text:p text:style-name="P10"><text:s text:c="2"/>specs: {</text:p>
      <text:p text:style-name="P10"><text:s text:c="4"/>storage: '128GB',</text:p>
      <text:p text:style-name="P10"><text:s text:c="4"/>ram: '8GB'</text:p>
      <text:p text:style-name="P10"><text:s text:c="2"/>}</text:p>
      <text:p text:style-name="P10">};</text:p>
      <text:p text:style-name="P10"/>
      <text:p text:style-name="P10">const { name, price = 999 } = product;</text:p>
      <text:p text:style-name="P10">console.log(name); // Output: Smartphone</text:p>
      <text:p text:style-name="P10">console.log(price); // Output: 999</text:p>
      <text:p text:style-name="P10"/>
      <text:h text:style-name="P11" text:outline-level="3"><text:s/><text:span text:style-name="Strong_20_Emphasis">Object Spread and Shallow Copying</text:span></text:h>
      <text:p text:style-name="P9"><text:span text:style-name="Strong_20_Emphasis"/></text:p>
      <text:p text:style-name="P9"><text:span text:style-name="Strong_20_Emphasis"><text:span text:style-name="T2">const user = {</text:span></text:span></text:p>
      <text:p text:style-name="P9"><text:span text:style-name="Strong_20_Emphasis"><text:span text:style-name="T2"><text:s text:c="2"/>name: 'Alice',</text:span></text:span></text:p>
      <text:p text:style-name="P9"><text:span text:style-name="Strong_20_Emphasis"><text:span text:style-name="T2"><text:s text:c="2"/>age: 25</text:span></text:span></text:p>
      <text:p text:style-name="P9"><text:span text:style-name="Strong_20_Emphasis"><text:span text:style-name="T2">};</text:span></text:span></text:p>
      <text:p text:style-name="P9"><text:span text:style-name="Strong_20_Emphasis"><text:span text:style-name="T2"/></text:span></text:p>
      <text:p text:style-name="P9"><text:span text:style-name="Strong_20_Emphasis"><text:span text:style-name="T2">const address = {</text:span></text:span></text:p>
      <text:p text:style-name="P9"><text:span text:style-name="Strong_20_Emphasis"><text:span text:style-name="T2"><text:s text:c="2"/>city: 'New York',</text:span></text:span></text:p>
      <text:p text:style-name="P9"><text:span text:style-name="Strong_20_Emphasis"><text:span text:style-name="T2"><text:s text:c="2"/>state: 'NY'</text:span></text:span></text:p>
      <text:p text:style-name="P9"><text:span text:style-name="Strong_20_Emphasis"><text:span text:style-name="T2">};</text:span></text:span></text:p>
      <text:p text:style-name="P9"><text:span text:style-name="Strong_20_Emphasis"><text:span text:style-name="T2"/></text:span></text:p>
      <text:p text:style-name="P9"><text:span text:style-name="Strong_20_Emphasis"><text:span text:style-name="T2">const userDetails = { ...user, ...address, age: 26 };</text:span></text:span></text:p>
      <text:p text:style-name="P9"><text:span text:style-name="Strong_20_Emphasis"><text:span text:style-name="T2">console.log(userDetails);</text:span></text:span></text:p>
      <text:p text:style-name="P9"><text:span text:style-name="Strong_20_Emphasis"><text:span text:style-name="T2">// Output: { name: 'Alice', age: 26, city: 'New York', state: 'NY' }</text:span></text:span></text:p>
      <text:p text:style-name="P9"><text:span text:style-name="Strong_20_Emphasis"><text:span text:style-name="T2"/></text:span></text:p>
      <text:h text:style-name="P11" text:outline-level="3"><text:span text:style-name="Strong_20_Emphasis"><text:span text:style-name="T2"><text:s/></text:span></text:span><text:span text:style-name="Strong_20_Emphasis">Using Objects in React Native State Management</text:span></text:h>
      <text:p text:style-name="P9"><text:span text:style-name="Strong_20_Emphasis"><text:span text:style-name="T2"><text:s/></text:span></text:span></text:p>
      <text:p text:style-name="P10">import React, { useState } from 'react';</text:p>
      <text:p text:style-name="P10">import { View, Text, Button } from 'react-native';</text:p>
      <text:p text:style-name="P10"/>
      <text:p text:style-name="P10">const Counter = () =&gt; {</text:p>
      <text:p text:style-name="P10"><text:s text:c="2"/>const [counter, setCounter] = useState({ count: 0, step: 1 });</text:p>
      <text:p text:style-name="P10"/>
      <text:p text:style-name="P10"><text:soft-page-break/><text:s text:c="2"/>const increment = () =&gt; {</text:p>
      <text:p text:style-name="P10"><text:s text:c="4"/>setCounter((prevCounter) =&gt; ({ ...prevCounter, count: prevCounter.count + prevCounter.step }));</text:p>
      <text:p text:style-name="P10"><text:s text:c="2"/>};</text:p>
      <text:p text:style-name="P10"/>
      <text:p text:style-name="P10"><text:s text:c="2"/>return (</text:p>
      <text:p text:style-name="P10"><text:s text:c="4"/>&lt;View&gt;</text:p>
      <text:p text:style-name="P10"><text:s text:c="6"/>&lt;Text&gt;Count: {counter.count}&lt;/Text&gt;</text:p>
      <text:p text:style-name="P10"><text:s text:c="6"/>&lt;Button title="Increment" onPress={increment} /&gt;</text:p>
      <text:p text:style-name="P10"><text:s text:c="4"/>&lt;/View&gt;</text:p>
      <text:p text:style-name="P10"><text:s text:c="2"/>);</text:p>
      <text:p text:style-name="P10">};</text:p>
      <text:p text:style-name="P10"/>
      <text:p text:style-name="P10">export default Counter;</text:p>
      <text:p text:style-name="P10"/>
      <text:h text:style-name="P11" text:outline-level="3"><text:span text:style-name="Strong_20_Emphasis">Conditional Property Assignment</text:span></text:h>
      <text:p text:style-name="P9"><text:span text:style-name="Strong_20_Emphasis"/></text:p>
      <text:p text:style-name="P9"><text:span text:style-name="Strong_20_Emphasis"><text:span text:style-name="T2">const isAdmin = true;</text:span></text:span></text:p>
      <text:p text:style-name="P9"><text:span text:style-name="Strong_20_Emphasis"><text:span text:style-name="T2"/></text:span></text:p>
      <text:p text:style-name="P9"><text:span text:style-name="Strong_20_Emphasis"><text:span text:style-name="T2">const userProfile = {</text:span></text:span></text:p>
      <text:p text:style-name="P9"><text:span text:style-name="Strong_20_Emphasis"><text:span text:style-name="T2"><text:s text:c="2"/>username: 'john_doe',</text:span></text:span></text:p>
      <text:p text:style-name="P9"><text:span text:style-name="Strong_20_Emphasis"><text:span text:style-name="T2"><text:s text:c="2"/>...(isAdmin &amp;&amp; { role: 'admin' }) <text:s/>// Only adds role if isAdmin is true</text:span></text:span></text:p>
      <text:p text:style-name="P9"><text:span text:style-name="Strong_20_Emphasis"><text:span text:style-name="T2">};</text:span></text:span></text:p>
      <text:p text:style-name="P9"><text:span text:style-name="Strong_20_Emphasis"><text:span text:style-name="T2"/></text:span></text:p>
      <text:p text:style-name="P9"><text:span text:style-name="Strong_20_Emphasis"><text:span text:style-name="T2">console.log(userProfile); // Output: { username: 'john_doe', role: 'admin' }</text:span></text:span></text:p>
      <text:h text:style-name="P11" text:outline-level="3"><text:span text:style-name="Strong_20_Emphasis">Dynamic Property Names</text:span></text:h>
      <text:p text:style-name="P9"><text:span text:style-name="Strong_20_Emphasis"/></text:p>
      <text:p text:style-name="P9"><text:span text:style-name="Strong_20_Emphasis"><text:span text:style-name="T2">const propName = 'score';</text:span></text:span></text:p>
      <text:p text:style-name="P9"><text:span text:style-name="Strong_20_Emphasis"><text:span text:style-name="T2">const gameStats = {</text:span></text:span></text:p>
      <text:p text:style-name="P9"><text:span text:style-name="Strong_20_Emphasis"><text:span text:style-name="T2"><text:s text:c="2"/>player: 'Jane',</text:span></text:span></text:p>
      <text:p text:style-name="P9"><text:span text:style-name="Strong_20_Emphasis"><text:span text:style-name="T2"><text:s text:c="2"/>[propName]: 100</text:span></text:span></text:p>
      <text:p text:style-name="P9"><text:span text:style-name="Strong_20_Emphasis"><text:span text:style-name="T2">};</text:span></text:span></text:p>
      <text:p text:style-name="P9"><text:span text:style-name="Strong_20_Emphasis"><text:span text:style-name="T2"/></text:span></text:p>
      <text:p text:style-name="P9"><text:span text:style-name="Strong_20_Emphasis"><text:span text:style-name="T2">console.log(gameStats); // Output: { player: 'Jane', score: 100 }</text:span></text:span></text:p>
      <text:p text:style-name="P9"><text:span text:style-name="Strong_20_Emphasis"><text:span text:style-name="T2"/></text:span></text:p>
      <text:p text:style-name="P9"><text:span text:style-name="Strong_20_Emphasis"><text:span text:style-name="T2"/></text:span></text:p>
      <text:h text:style-name="P11" text:outline-level="3"><text:soft-page-break/><text:span text:style-name="Strong_20_Emphasis">Immutable Updates with Objects</text:span></text:h>
      <text:p text:style-name="P9"><text:span text:style-name="Strong_20_Emphasis"><text:span text:style-name="T2"/></text:span></text:p>
      <text:p text:style-name="P9"><text:span text:style-name="Strong_20_Emphasis"><text:span text:style-name="T2"/></text:span></text:p>
      <text:p text:style-name="P9"><text:span text:style-name="Strong_20_Emphasis"><text:span text:style-name="T2">const originalSettings = {</text:span></text:span></text:p>
      <text:p text:style-name="P9"><text:span text:style-name="Strong_20_Emphasis"><text:span text:style-name="T2"><text:s text:c="2"/>theme: 'light',</text:span></text:span></text:p>
      <text:p text:style-name="P9"><text:span text:style-name="Strong_20_Emphasis"><text:span text:style-name="T2"><text:s text:c="2"/>notifications: true,</text:span></text:span></text:p>
      <text:p text:style-name="P9"><text:span text:style-name="Strong_20_Emphasis"><text:span text:style-name="T2"><text:s text:c="2"/>location: 'enabled'</text:span></text:span></text:p>
      <text:p text:style-name="P9"><text:span text:style-name="Strong_20_Emphasis"><text:span text:style-name="T2">};</text:span></text:span></text:p>
      <text:p text:style-name="P9"><text:span text:style-name="Strong_20_Emphasis"><text:span text:style-name="T2"/></text:span></text:p>
      <text:p text:style-name="P9"><text:span text:style-name="Strong_20_Emphasis"><text:span text:style-name="T2">const updatedSettings = {</text:span></text:span></text:p>
      <text:p text:style-name="P9"><text:span text:style-name="Strong_20_Emphasis"><text:span text:style-name="T2"><text:s text:c="2"/>...originalSettings,</text:span></text:span></text:p>
      <text:p text:style-name="P9"><text:span text:style-name="Strong_20_Emphasis"><text:span text:style-name="T2"><text:s text:c="2"/>theme: 'dark' // Change only the theme</text:span></text:span></text:p>
      <text:p text:style-name="P9"><text:span text:style-name="Strong_20_Emphasis"><text:span text:style-name="T2">};</text:span></text:span></text:p>
      <text:p text:style-name="P9"><text:span text:style-name="Strong_20_Emphasis"><text:span text:style-name="T2"/></text:span></text:p>
      <text:p text:style-name="P9"><text:span text:style-name="Strong_20_Emphasis"><text:span text:style-name="T2">console.log(originalSettings); // Output: { theme: 'light', notifications: true, location: 'enabled' }</text:span></text:span></text:p>
      <text:p text:style-name="P9"><text:span text:style-name="Strong_20_Emphasis"><text:span text:style-name="T2">console.log(updatedSettings); // Output: { theme: 'dark', notifications: true, location: 'enabled' }</text:span></text:span></text:p>
      <text:p text:style-name="P10"/>
      <text:h text:style-name="P11" text:outline-level="3"><text:span text:style-name="Strong_20_Emphasis">Merging Arrays within Objects</text:span></text:h>
      <text:p text:style-name="P10"/>
      <text:p text:style-name="P10">const state = {</text:p>
      <text:p text:style-name="P10"><text:s text:c="2"/>items: ['apple', 'banana']</text:p>
      <text:p text:style-name="P10">};</text:p>
      <text:p text:style-name="P10"/>
      <text:p text:style-name="P10">const newItems = ['orange', 'grape'];</text:p>
      <text:p text:style-name="P10"/>
      <text:p text:style-name="P10">const updatedState = {</text:p>
      <text:p text:style-name="P10"><text:s text:c="2"/>...state,</text:p>
      <text:p text:style-name="P10"><text:s text:c="2"/>items: [...state.items, ...newItems]</text:p>
      <text:p text:style-name="P10">};</text:p>
      <text:p text:style-name="P10"/>
      <text:p text:style-name="P10">console.log(updatedState); // Output: { items: ['apple', 'banana', 'orange', 'grape'] 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ikash kapari</meta:initial-creator>
    <meta:creation-date>2024-07-31T09:17:24.58</meta:creation-date>
    <meta:generator>OpenOffice/4.1.7$Win32 OpenOffice.org_project/417m1$Build-9800</meta:generator>
    <dc:date>2024-07-31T09:27:56.01</dc:date>
    <dc:creator>vikash kapari</dc:creator>
    <meta:editing-duration>PT10M30S</meta:editing-duration>
    <meta:editing-cycles>2</meta:editing-cycles>
    <meta:document-statistic meta:table-count="0" meta:image-count="0" meta:object-count="0" meta:page-count="6" meta:paragraph-count="175" meta:word-count="733" meta:character-count="5449"/>
  </office:meta>
</office:document-meta>
</file>